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svg:stroke-color="#c5000b" draw:fill-color="#c5000b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57cm" svg:height="8.33cm" svg:x="29.754cm" svg:y="5.5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4.364cm" svg:x2="27.285cm" svg:y2="4.364cm">
          <text:p/>
        </draw:line>
        <draw:line draw:style-name="gr5" draw:text-style-name="P1" draw:layer="layout" svg:x1="1.819cm" svg:y1="19.764cm" svg:x2="27.285cm" svg:y2="19.764cm">
          <text:p/>
        </draw:line>
        <draw:line draw:style-name="gr4" draw:text-style-name="P1" draw:layer="layout" svg:x1="27.215cm" svg:y1="13.909cm" svg:x2="51.212cm" svg:y2="13.909cm">
          <text:p/>
        </draw:line>
        <draw:custom-shape draw:style-name="gr6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8.283cm" svg:x2="26.612cm" svg:y2="8.2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3:44:03.304306217</dc:date>
    <dc:creator>elucterio </dc:creator>
    <meta:editing-duration>P2DT11H27M46S</meta:editing-duration>
    <meta:editing-cycles>28</meta:editing-cycles>
    <meta:generator>LibreOffice/4.2.8.2$Linux_X86_64 LibreOffice_project/420m0$Build-2</meta:generator>
    <meta:document-statistic meta:object-count="18"/>
  </office:meta>
</office:document-meta>
</file>